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it z trunka</text:p>
      <text:p text:style-name="Standard">z branches/kendel_ci klikamy marge z trunka</text:p>
      <text:p text:style-name="Standard">a następnie commit branches/kendel_ci </text:p>
      <text:p text:style-name="Standard">wchodzimy na jenkinsa </text:p>
      <text:p text:style-name="Standard"/>
      <text:p text:style-name="Standard">gdy mamy konflikt poprzez commit wchodzimy na dany plik i klikamy revert powoduje to cofnięcie zmian w przypadku gulp amusimy jeszcze raz tak zrobi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z Cibor</meta:initial-creator>
    <meta:creation-date>2019-07-04T09:44:32.74</meta:creation-date>
    <meta:document-statistic meta:table-count="0" meta:image-count="0" meta:object-count="0" meta:page-count="1" meta:paragraph-count="5" meta:word-count="40" meta:character-count="266"/>
    <dc:date>2019-07-04T09:48:31.26</dc:date>
    <dc:creator>Mateusz Cibor</dc:creator>
    <meta:editing-duration>PT3M59S</meta:editing-duration>
    <meta:editing-cycles>1</meta:editing-cycles>
    <meta:generator>OpenOffice/4.1.6$Win32 OpenOffice.org_project/416m1$Build-9790</meta:generator>
  </office:meta>
</office:document-meta>
</file>